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fo:color="#4c4c4c" fo:font-family="'DejaVu Serif'" style:font-family-generic="roman" style:font-pitch="variable" fo:font-size="18pt" style:font-size-asian="18pt" style:font-size-complex="1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3" style:family="text">
      <style:text-properties fo:color="#4c4c4c" fo:font-family="'DejaVu Serif'" style:font-family-generic="roman" style:font-pitch="variable" fo:font-size="18pt" style:font-size-asian="18pt" style:font-size-complex="18pt"/>
    </style:style>
    <style:style style:name="T4" style:family="text">
      <style:text-properties fo:color="#4c4c4c" fo:font-family="'DejaVu Serif'" style:font-family-generic="roman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6cm" svg:y="13.832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0.837cm" presentation:class="title">
          <draw:text-box>
            <text:p>Interfac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4.634cm" svg:height="1.153cm" svg:x="3.446cm" svg:y="14.981cm">
          <draw:text-box>
            <text:p text:style-name="P2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999cm" svg:height="8.89cm" svg:x="4.401cm" svg:y="3cm">
          <draw:text-box>
            <text:list text:style-name="L1">
              <text:list-item>
                <text:p text:style-name="P6"><text:span text:style-name="T3"><text:s/></text:span><text:span text:style-name="T3">Entender o conceito de </text:span><text:span text:style-name="T4">Interface</text:span></text:p>
              </text:list-item>
              <text:list-item>
                <text:p text:style-name="P6"><text:span text:style-name="T3"><text:s/></text:span><text:span text:style-name="T3">Ser capaz de identificar a utilização de uma </text:span><text:span text:style-name="T4">Interfac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20.305cm" svg:height="1.905cm" svg:x="7cm" svg:y="14.605cm">
          <text:p/>
        </draw:rect>
        <draw:frame draw:style-name="gr3" draw:text-style-name="P5" draw:layer="layout" svg:width="3.22cm" svg:height="1.153cm" svg:x="3.446cm" svg:y="14.981cm">
          <draw:text-box>
            <text:p text:style-name="P2"><text:span text:style-name="T2">Definir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cm" svg:y="3cm">
          <draw:text-box>
            <text:p text:style-name="P6"><text:span text:style-name="T3">Interface aplica o conceito de ponte ou interlocutor.</text:span></text:p>
            <text:p text:style-name="P6"><text:span text:style-name="T3"/></text:p>
            <text:p text:style-name="P6"><text:span text:style-name="T3">Permite resolver o problema de falta de herança múltipla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20.305cm" svg:height="1.905cm" svg:x="7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3.288cm" svg:height="1.153cm" svg:x="3.446cm" svg:y="2.281cm">
          <draw:text-box>
            <text:p text:style-name="P2"><text:span text:style-name="T2">Porquê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20.915cm" svg:height="8.89cm" svg:x="3.585cm" svg:y="9.5cm">
          <draw:text-box>
            <text:p text:style-name="P6"><text:span text:style-name="T3">Em Java não há herança múltipla, e se quisermos que uma classe herde comportamento de duas outras classes?</text:span></text:p>
            <text:p text:style-name="P6"><text:span text:style-name="T3"/></text:p>
            <text:p text:style-name="P6"><text:span text:style-name="T3">Interfaces permitem definir o comportamento sem o implementar.</text:span></text:p>
            <text:p text:style-name="P6"><text:span text:style-name="T3"/></text:p>
            <text:p text:style-name="P6"><text:span text:style-name="T3">Interfaces permitem criar uma API e fazer respetiar o seu uso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168cm" svg:height="1.153cm" svg:x="3.446cm" svg:y="14.981cm">
          <draw:text-box>
            <text:p text:style-name="P2"><text:span text:style-name="T2">Exercíci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5cm">
          <draw:text-box>
            <text:p text:style-name="P6"><text:span text:style-name="T3">Casa e sua instalação eléctrica, agora com interface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4.13cm" svg:height="1.153cm" svg:x="3.446cm" svg:y="14.981cm">
          <draw:text-box>
            <text:p text:style-name="P2"><text:span text:style-name="T2">Questõ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4.892cm" svg:height="1.153cm" svg:x="3.446cm" svg:y="14.981cm">
          <draw:text-box>
            <text:p text:style-name="P2"><text:span text:style-name="T2">Resumind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01cm" svg:y="3cm">
          <draw:text-box>
            <text:list text:style-name="L1">
              <text:list-item>
                <text:p text:style-name="P6"><text:span text:style-name="T3"><text:s/></text:span><text:span text:style-name="T3">As Interfaces permitem contornar a falta de herança múltipla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Conseguem criar APIs e garantir o seu uso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Permitem marcar classes, agindo como marcadore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4.574cm" svg:height="1.153cm" svg:x="3.446cm" svg:y="14.981cm">
          <draw:text-box>
            <text:p text:style-name="P2"><text:span text:style-name="T2">Conclusã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01cm" svg:y="3cm">
          <draw:text-box>
            <text:p text:style-name="P6"><text:span text:style-name="T3">O uso de Interfaces facilita a resolução dos problemas, colmatando algumas faltas que a simples herança não conseguia resolver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9</meta:editing-cycles>
    <meta:editing-duration>PT01H05M04S</meta:editing-duration>
    <meta:initial-creator>Sérgio Lopes </meta:initial-creator>
    <dc:date>2010-12-14T15:20:13</dc:date>
    <dc:creator>Sérgio Lopes </dc:creator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